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472in"/>
    </style:style>
    <style:style style:name="co3" style:family="table-column">
      <style:table-column-properties fo:break-before="auto" style:column-width="2.6339in"/>
    </style:style>
    <style:style style:name="co4" style:family="table-column">
      <style:table-column-properties fo:break-before="auto" style:column-width="1.222in"/>
    </style:style>
    <style:style style:name="ro1" style:family="table-row">
      <style:table-row-properties style:row-height="0.53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udokuGenerator</text:p>
          </table:table-cell>
          <table:table-cell office:value-type="string" calcext:value-type="string">
            <text:p>SudokuSolve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- sudoku_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+ getInputFromUser()</text:p>
          </table:table-cell>
          <table:table-cell office:value-type="string" calcext:value-type="string">
            <text:p>+provideGrid<text:span text:style-name="T1">()</text:span>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generateSudoku<text:span text:style-name="T1">()</text:span></text:p>
          </table:table-cell>
          <table:table-cell office:value-type="string" calcext:value-type="string">
            <text:p>+solveSudoku : boo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+print()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- findEmptyPlace() : bool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- isValidPlace(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- isPresentInCol() : boo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- isPresentInRow() : boo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- isPresentInSmallGrid() : boo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- updateAllCellsPossibleValues</text:p>
          </table:table-cell>
          <table:table-cell table:number-columns-repeated="3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Structs Arr[9][9]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struct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int</text:p>
          </table:table-cell>
          <table:table-cell office:value-type="string" calcext:value-type="string">
            <text:p>valu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ool Arr[9]</text:p>
          </table:table-cell>
          <table:table-cell office:value-type="string" calcext:value-type="string">
            <text:p>possibleValue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pointer to the cell with fewest alternative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09:59:33.699340027</meta:creation-date>
    <dc:date>2021-10-06T17:15:03.176062912</dc:date>
    <meta:editing-duration>PT3H7M5S</meta:editing-duration>
    <meta:editing-cycles>3</meta:editing-cycles>
    <meta:generator>LibreOffice/6.4.7.2$Linux_X86_64 LibreOffice_project/40$Build-2</meta:generator>
    <meta:document-statistic meta:table-count="1" meta:cell-count="21" meta:object-count="0"/>
  </office:meta>
</office:document-meta>
</file>